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50%" fo:text-indent="0.4916in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 fo:line-height="150%" fo:text-indent="0.4916in"/>
    </style:style>
    <style:style style:name="P9" style:parent-style-name="Normal" style:family="paragraph">
      <style:paragraph-properties fo:text-align="justify" fo:line-height="150%" fo:text-indent="0.4916in"/>
    </style:style>
    <style:style style:name="P10" style:parent-style-name="Normal" style:family="paragraph">
      <style:paragraph-properties fo:text-align="justify" fo:line-height="150%" fo:text-indent="0.4916in"/>
    </style:style>
    <style:style style:name="P11" style:parent-style-name="Normal" style:family="paragraph">
      <style:paragraph-properties fo:text-align="justify" fo:line-height="150%" fo:text-indent="0.4916in"/>
    </style:style>
    <style:style style:name="P12" style:parent-style-name="Normal" style:family="paragraph">
      <style:paragraph-properties fo:text-align="justify" fo:line-height="150%" fo:text-indent="0.4916in"/>
    </style:style>
    <style:style style:name="P13" style:parent-style-name="Normal" style:family="paragraph">
      <style:paragraph-properties fo:text-align="justify" fo:line-height="150%" fo:text-indent="0.4916in"/>
    </style:style>
    <style:style style:name="P14" style:parent-style-name="Normal" style:family="paragraph">
      <style:paragraph-properties fo:text-align="justify" fo:line-height="150%"/>
    </style:style>
    <style:style style:name="P15" style:parent-style-name="Normal" style:family="paragraph">
      <style:paragraph-properties fo:text-align="justify" fo:line-height="150%"/>
    </style:style>
    <style:style style:name="P16" style:parent-style-name="Normal" style:family="paragraph">
      <style:paragraph-properties fo:text-align="justify" fo:line-height="150%" fo:text-indent="0.4916in"/>
    </style:style>
    <style:style style:name="P17" style:parent-style-name="Normal" style:family="paragraph">
      <style:paragraph-properties fo:text-align="justify" fo:line-height="150%"/>
    </style:style>
    <style:style style:name="P18" style:parent-style-name="Normal" style:family="paragraph">
      <style:paragraph-properties fo:text-align="justify" fo:line-height="150%"/>
    </style:style>
    <style:style style:name="P19" style:parent-style-name="Normal" style:family="paragraph">
      <style:paragraph-properties fo:text-align="justify" fo:line-height="150%"/>
    </style:style>
    <style:style style:name="P20" style:parent-style-name="Normal" style:family="paragraph">
      <style:paragraph-properties fo:text-align="justify" fo:line-height="150%"/>
    </style:style>
    <style:style style:name="P21" style:parent-style-name="Normal" style:family="paragraph">
      <style:paragraph-properties fo:text-align="justify" fo:line-height="150%"/>
    </style:style>
    <style:style style:name="P22" style:parent-style-name="Normal" style:family="paragraph">
      <style:paragraph-properties fo:text-align="justify" fo:line-height="150%"/>
    </style:style>
  </office:automatic-styles>
  <office:body>
    <office:text text:use-soft-page-breaks="true">
      <text:p text:style-name="P1">Em 2014 foi descoberta uma falha de programação na biblioteca de criptografia open source OpenSSL que ficou publicamente conhecida como Heartbleed. Esta falha foi identificada com CVE-2014-0160. Use esta identificação para<text:s/><text:span text:style-name="T2">descrever detalhadamente esta falha</text:span>, incluindo (mas não apenas) as<text:s/><text:span text:style-name="T3">versões afetadas</text:span>, os eventuais<text:s/><text:span text:style-name="T4">exploits</text:span><text:s/>existentes,<text:s/><text:span text:style-name="T5">vectores</text:span><text:s/>de ataque,<text:s/><text:span text:style-name="T6">impacto</text:span><text:s/>e<text:s/><text:span text:style-name="T7">soluções</text:span>. Use as imagens de suas consultas e outros recursos utilizados para justificar suas conclusões.</text:p>
      <text:p text:style-name="P8"/>
      <text:p text:style-name="P9">Esta falha consiste aquando da receção de um Heartbeat request (handshake?) contendo um payload criado com intenções maliciosas que <text:s/></text:p>
      <text:p text:style-name="P10">OpenSSL usa uma extensão chamda Heartbeat.</text:p>
      <text:p text:style-name="P11">Existem Heartbeat Requests e Heartbeat Responses.</text:p>
      <text:p text:style-name="P12">Quando<text:s/>o servidor<text:s/>recebe um packet normal (standard) está tudo bem. O problema surge quando alguém cria um packet em que o tamanho payload (payload_length) é superior ao tamanho do payload enviado (payload) [colar imagem].</text:p>
      <text:p text:style-name="P13">Quando é recebido um Heartbeat Request é enviada de volta uma Heartbeat Response, se a payload_length não for mais pequena que a payload (nesse caso o pacote é rejeitado). No entanto, não existe nenhuma safeguard para o caso em que o payload é mais pequeno que o payload _length.</text:p>
      <text:p text:style-name="P14"><text:tab/>Esta falta de safeguards é que dá origem à vulnerabilidade.</text:p>
      <text:p text:style-name="P15"><text:tab/></text:p>
      <text:p text:style-name="P16">Versões vulneráveis: 1.0.1 até 1.0.1f<text:s/>e 1.0.2beta até 1.0.2beta1</text:p>
      <text:p text:style-name="P17"><text:tab/>Não vulneráveis: 0.9.8, 1.0.0, 1.0.1g e posteriores</text:p>
      <text:p text:style-name="P18"/>
      <text:p text:style-name="P19"><text:tab/>O exploit surge quando alguém<text:s/>se aproveita desta vulnerabilidade para causar um buffer over-read e retirar informação à qual não deveria ter acesso.</text:p>
      <text:p text:style-name="P20"><text:tab/>Para utilizar este exploit basta criar e enviar um Heartbeat Request no qual o tamanho do payload seja mais pequeno que o descrito em payload_length.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o Cachada</meta:initial-creator>
    <dc:creator>Roberto Cachada</dc:creator>
    <meta:creation-date>2019-09-24T15:06:00Z</meta:creation-date>
    <dc:date>2019-09-24T16:33:00Z</dc:date>
    <meta:template xlink:href="Normal.dotm" xlink:type="simple"/>
    <meta:editing-cycles>1</meta:editing-cycles>
    <meta:editing-duration>PT5220S</meta:editing-duration>
    <meta:document-statistic meta:page-count="1" meta:paragraph-count="3" meta:word-count="264" meta:character-count="1690" meta:row-count="11" meta:non-whitespace-character-count="1429"/>
  </office:meta>
</office:document-meta>
</file>